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3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ĞUŞ HESAP CETVELİ</text:p>
          </table:table-cell>
          <table:table-cell/>
          <table:table-cell table:formula="of:=SUM([.C5:.C39])" office:value-type="float" office:value="77067.523998" calcext:value-type="float">
            <text:p>77.067,52</text:p>
          </table:table-cell>
          <table:table-cell table:formula="of:=SUM([.D5:.D39])" office:value-type="float" office:value="47723.34" calcext:value-type="float">
            <text:p>47.723,34</text:p>
          </table:table-cell>
          <table:table-cell table:formula="of:=[.C2]-[.D2]" office:value-type="float" office:value="29344.183998" calcext:value-type="float">
            <text:p>29.344,18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utar</text:p>
          </table:table-cell>
          <table:table-cell table:style-name="ce4" office:value-type="string" calcext:value-type="string">
            <text:p>Ödeme</text:p>
          </table:table-cell>
          <table:table-cell table:style-name="ce4" office:value-type="string" calcext:value-type="string">
            <text:p>Bakiye</text:p>
          </table:table-cell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office:value-type="string" calcext:value-type="string">
            <text:p>Kira bedeli 2019</text:p>
          </table:table-cell>
          <table:table-cell office:value-type="float" office:value="22200" calcext:value-type="float">
            <text:p>22.200,00</text:p>
          </table:table-cell>
          <table:table-cell/>
          <table:table-cell table:formula="of:=[.E4]+[.C5]-[.D5]" office:value-type="float" office:value="22200" calcext:value-type="float">
            <text:p>22.200,00</text:p>
          </table:table-cell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1800" calcext:value-type="float">
            <text:p>1.800,00</text:p>
          </table:table-cell>
          <table:table-cell table:formula="of:=[.E5]+[.C6]-[.D6]" office:value-type="float" office:value="20400" calcext:value-type="float">
            <text:p>20.400,00</text:p>
          </table:table-cell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5100" calcext:value-type="float">
            <text:p>5.100,00</text:p>
          </table:table-cell>
          <table:table-cell table:formula="of:=[.E6]+[.C7]-[.D7]" office:value-type="float" office:value="15300" calcext:value-type="float">
            <text:p>15.300,00</text:p>
          </table:table-cell>
        </table:table-row>
        <table:table-row table:style-name="ro1">
          <table:table-cell table:style-name="ce2" office:value-type="date" office:date-value="2019-06-25" calcext:value-type="date">
            <text:p>25.06.2019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5100" calcext:value-type="float">
            <text:p>5.100,00</text:p>
          </table:table-cell>
          <table:table-cell table:formula="of:=[.E7]+[.C8]-[.D8]" office:value-type="float" office:value="10200" calcext:value-type="float">
            <text:p>10.200,00</text:p>
          </table:table-cell>
        </table:table-row>
        <table:table-row table:style-name="ro1">
          <table:table-cell table:style-name="ce2" office:value-type="date" office:date-value="2019-08-22" calcext:value-type="date">
            <text:p>22.08.2019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E8]+[.C9]-[.D9]" office:value-type="float" office:value="7700" calcext:value-type="float">
            <text:p>7.700,00</text:p>
          </table:table-cell>
        </table:table-row>
        <table:table-row table:style-name="ro1">
          <table:table-cell table:style-name="ce2" office:value-type="date" office:date-value="2019-09-15" calcext:value-type="date">
            <text:p>15.09.2019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2600" calcext:value-type="float">
            <text:p>2.600,00</text:p>
          </table:table-cell>
          <table:table-cell table:formula="of:=[.E9]+[.C10]-[.D10]" office:value-type="float" office:value="5100" calcext:value-type="float">
            <text:p>5.100,00</text:p>
          </table:table-cell>
        </table:table-row>
        <table:table-row table:style-name="ro1">
          <table:table-cell table:style-name="ce2" office:value-type="date" office:date-value="2019-11-14" calcext:value-type="date">
            <text:p>14.11.2019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5100" calcext:value-type="float">
            <text:p>5.100,00</text:p>
          </table:table-cell>
          <table:table-cell table:formula="of:=[.E10]+[.C11]-[.D11]" office:value-type="float" office:value="0" calcext:value-type="float">
            <text:p>0,00</text:p>
          </table:table-cell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number-columns-repeated="3"/>
          <table:table-cell table:formula="of:=[.E11]+[.C12]-[.D12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date" office:date-value="2020-02-28" calcext:value-type="date">
            <text:p>28.02.2020</text:p>
          </table:table-cell>
          <table:table-cell office:value-type="string" calcext:value-type="string">
            <text:p>Kira Bedeli 2019</text:p>
          </table:table-cell>
          <table:table-cell office:value-type="float" office:value="22200" calcext:value-type="float">
            <text:p>22.200,00</text:p>
          </table:table-cell>
          <table:table-cell/>
          <table:table-cell table:formula="of:=[.E12]+[.C13]-[.D13]" office:value-type="float" office:value="22200" calcext:value-type="float">
            <text:p>22.200,00</text:p>
          </table:table-cell>
        </table:table-row>
        <table:table-row table:style-name="ro1">
          <table:table-cell table:style-name="ce2"/>
          <table:table-cell office:value-type="string" calcext:value-type="string">
            <text:p>Şubat tüfe %12,37 artış</text:p>
          </table:table-cell>
          <table:table-cell table:formula="of:=[.C13]*0.1497" office:value-type="float" office:value="3323.34" calcext:value-type="float">
            <text:p>3.323,34</text:p>
          </table:table-cell>
          <table:table-cell/>
          <table:table-cell table:formula="of:=[.E13]+[.C14]-[.D14]" office:value-type="float" office:value="25523.34" calcext:value-type="float">
            <text:p>25.523,34</text:p>
          </table:table-cell>
        </table:table-row>
        <table:table-row table:style-name="ro1">
          <table:table-cell table:style-name="ce2"/>
          <table:table-cell office:value-type="string" calcext:value-type="string">
            <text:p>indirim</text:p>
          </table:table-cell>
          <table:table-cell/>
          <table:table-cell office:value-type="float" office:value="523.34" calcext:value-type="float">
            <text:p>523,34</text:p>
          </table:table-cell>
          <table:table-cell table:formula="of:=[.E14]+[.C15]-[.D15]" office:value-type="float" office:value="25000" calcext:value-type="float">
            <text:p>25.000,00</text:p>
          </table:table-cell>
        </table:table-row>
        <table:table-row table:style-name="ro1">
          <table:table-cell table:style-name="ce2" office:value-type="date" office:date-value="2020-05-20" calcext:value-type="date">
            <text:p>20.05.2020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3000" calcext:value-type="float">
            <text:p>3.000,00</text:p>
          </table:table-cell>
          <table:table-cell table:formula="of:=[.E15]+[.C16]-[.D16]" office:value-type="float" office:value="22000" calcext:value-type="float">
            <text:p>22.000,00</text:p>
          </table:table-cell>
        </table:table-row>
        <table:table-row table:style-name="ro1">
          <table:table-cell table:style-name="ce2" office:value-type="date" office:date-value="2020-06-20" calcext:value-type="date">
            <text:p>20.06.2020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5000" calcext:value-type="float">
            <text:p>5.000,00</text:p>
          </table:table-cell>
          <table:table-cell table:formula="of:=[.E16]+[.C17]-[.D17]" office:value-type="float" office:value="17000" calcext:value-type="float">
            <text:p>17.000,00</text:p>
          </table:table-cell>
        </table:table-row>
        <table:table-row table:style-name="ro1">
          <table:table-cell table:style-name="ce2" office:value-type="date" office:date-value="2020-07-30" calcext:value-type="date">
            <text:p>30.07.2020</text:p>
          </table:table-cell>
          <table:table-cell office:value-type="string" calcext:value-type="string">
            <text:p>Senet</text:p>
          </table:table-cell>
          <table:table-cell/>
          <table:table-cell office:value-type="float" office:value="17000" calcext:value-type="float">
            <text:p>17.000,00</text:p>
          </table:table-cell>
          <table:table-cell table:formula="of:=[.E17]+[.C18]-[.D18]" office:value-type="float" office:value="0" calcext:value-type="float">
            <text:p>0,00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number-columns-repeated="3"/>
          <table:table-cell table:formula="of:=[.E18]+[.C19]-[.D19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date" office:date-value="2021-02-28" calcext:value-type="date">
            <text:p>28.02.2021</text:p>
          </table:table-cell>
          <table:table-cell office:value-type="string" calcext:value-type="string">
            <text:p>Kira Bedeli 2020</text:p>
          </table:table-cell>
          <table:table-cell office:value-type="float" office:value="25523.34" calcext:value-type="float">
            <text:p>25.523,34</text:p>
          </table:table-cell>
          <table:table-cell/>
          <table:table-cell table:formula="of:=[.E19]+[.C20]-[.D20]" office:value-type="float" office:value="25523.34" calcext:value-type="float">
            <text:p>25.523,34</text:p>
          </table:table-cell>
        </table:table-row>
        <table:table-row table:style-name="ro1">
          <table:table-cell/>
          <table:table-cell office:value-type="string" calcext:value-type="string">
            <text:p>Ocak tüfe %14,97 artış</text:p>
          </table:table-cell>
          <table:table-cell table:formula="of:=[.C20]*0.1497" office:value-type="float" office:value="3820.843998" calcext:value-type="float">
            <text:p>3.820,84</text:p>
          </table:table-cell>
          <table:table-cell/>
          <table:table-cell table:formula="of:=[.E20]+[.C21]-[.D21]" office:value-type="float" office:value="29344.183998" calcext:value-type="float">
            <text:p>29.344,18</text:p>
          </table:table-cell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office:value-type="string" calcext:value-type="string">
            <text:p>Boya</text:p>
          </table:table-cell>
          <table:table-cell/>
          <table:table-cell office:value-type="float" office:value="400" calcext:value-type="float">
            <text:p>400,00</text:p>
          </table:table-cell>
          <table:table-cell table:formula="of:=[.E41]+[.C42]-[.D42]" office:value-type="float" office:value="-400" calcext:value-type="float">
            <text:p>-400,00</text:p>
          </table:table-cell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table:number-columns-repeated="3"/>
          <table:table-cell table:formula="of:=[.E42]+[.C43]-[.D43]" office:value-type="float" office:value="-400" calcext:value-type="float">
            <text:p>-400,00</text:p>
          </table:table-cell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office:value-type="string" calcext:value-type="string">
            <text:p>eski kiracı elektrik borcu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E43]+[.C44]-[.D44]" office:value-type="float" office:value="-550" calcext:value-type="float">
            <text:p>-550,00</text:p>
          </table:table-cell>
        </table:table-row>
        <table:table-row table:style-name="ro1">
          <table:table-cell table:style-name="ce2" office:value-type="date" office:date-value="2020-02-28" calcext:value-type="date">
            <text:p>28.02.2020</text:p>
          </table:table-cell>
          <table:table-cell table:number-columns-repeated="3"/>
          <table:table-cell table:formula="of:=[.E44]+[.C45]-[.D45]" office:value-type="float" office:value="-550" calcext:value-type="float">
            <text:p>-550,00</text:p>
          </table:table-cell>
        </table:table-row>
        <table:table-row table:style-name="ro1">
          <table:table-cell/>
          <table:table-cell office:value-type="string" calcext:value-type="string">
            <text:p>Alüminyum çerçeve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E44]+[.C46]-[.D46]" office:value-type="float" office:value="-4550" calcext:value-type="float">
            <text:p>-4.550,00</text:p>
          </table:table-cell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6T12:38:34.311658446</meta:creation-date>
    <dc:date>2021-02-16T17:44:26.520137347</dc:date>
    <meta:editing-duration>PT4H25M25S</meta:editing-duration>
    <meta:editing-cycles>3</meta:editing-cycles>
    <meta:generator>LibreOffice/7.0.1.2$Linux_X86_64 LibreOffice_project/7cbcfc562f6eb6708b5ff7d7397325de9e764452</meta:generator>
    <meta:document-statistic meta:table-count="1" meta:cell-count="84" meta:object-count="0"/>
  </office:meta>
</office:document-meta>
</file>